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9cd" officeooo:paragraph-rsid="000ee9cd"/>
    </style:style>
    <style:style style:name="P2" style:family="paragraph" style:parent-style-name="Standard">
      <style:text-properties officeooo:rsid="000ee9cd" officeooo:paragraph-rsid="000ee9cd"/>
    </style:style>
    <style:style style:name="P3" style:family="paragraph" style:parent-style-name="Standard">
      <style:text-properties officeooo:rsid="0010e464" officeooo:paragraph-rsid="0010e464"/>
    </style:style>
    <style:style style:name="P4" style:family="paragraph" style:parent-style-name="Standard">
      <style:text-properties officeooo:rsid="001152e8" officeooo:paragraph-rsid="001152e8"/>
    </style:style>
    <style:style style:name="P5" style:family="paragraph" style:parent-style-name="Standard">
      <style:text-properties officeooo:rsid="0012cab2" officeooo:paragraph-rsid="0012cab2"/>
    </style:style>
    <style:style style:name="P6" style:family="paragraph" style:parent-style-name="Standard">
      <style:text-properties officeooo:rsid="0013e146" officeooo:paragraph-rsid="0013e1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the heroku app has been replaced with firebaseio.com (a google site)</text:p>
      <text:p text:style-name="P1">This is where the JSON data is hosted</text:p>
      <text:p text:style-name="P1"/>
      <text:p text:style-name="P1"/>
      <text:p text:style-name="P1"/>
      <text:p text:style-name="P1"/>
      <text:p text:style-name="P1"/>
      <text:p text:style-name="P1"/>
      <text:p text:style-name="P1">var insertProperty = function (string, propName, propValue) {</text:p>
      <text:p text:style-name="P1"><text:s text:c="2"/>var propToReplace = "{{" + propName + "}}";</text:p>
      <text:p text:style-name="P1"><text:s text:c="2"/>string = string.replace(new RegExp(propToReplace, "g"), propValue);</text:p>
      <text:p text:style-name="P1"><text:s text:c="2"/>return string;</text:p>
      <text:p text:style-name="P1">};</text:p>
      <text:p text:style-name="P1"/>
      <text:p text:style-name="P1"/>
      <text:p text:style-name="P4">the input string is everything in home-snippet.html</text:p>
      <text:p text:style-name="P3">propName = "randomCategoryShortName"</text:p>
      <text:p text:style-name="P3">provValue = randomCategory.short_name</text:p>
      <text:p text:style-name="P3"/>
      <text:p text:style-name="P3"/>
      <text:p text:style-name="P3"/>
      <text:p text:style-name="P3">var insertHtml = function (selector, html) {</text:p>
      <text:p text:style-name="P3"><text:s text:c="2"/>var targetElem = document.querySelector(selector);</text:p>
      <text:p text:style-name="P3"><text:s text:c="2"/>targetElem.innerHTML = html;</text:p>
      <text:p text:style-name="P3">};</text:p>
      <text:p text:style-name="P3"/>
      <text:p text:style-name="P3"/>
      <text:p text:style-name="P5">insertHtml(#main-content, homeHtmlToInsertIntoMainPage)</text:p>
      <text:p text:style-name="P5"/>
      <text:p text:style-name="P5"/>
      <text:p text:style-name="P5"/>
      <text:p text:style-name="P6">documentation on XMLHttpRequest</text:p>
      <text:p text:style-name="P6">https://developer.mozilla.org/en-US/docs/Web/API/XMLHttpRequ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son Ervin</meta:initial-creator>
    <meta:creation-date>2022-12-10T12:01:00.434664053</meta:creation-date>
    <dc:date>2022-12-11T19:24:21.491873345</dc:date>
    <dc:creator>Jason Ervin</dc:creator>
    <meta:editing-duration>PT8H51M3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78" meta:character-count="699" meta:non-whitespace-character-count="628"/>
  </office:meta>
</office:document-meta>
</file>